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1.739cm"/>
    </style:style>
    <style:style style:name="co5" style:family="table-column">
      <style:table-column-properties fo:break-before="auto" style:column-width="3.385cm"/>
    </style:style>
    <style:style style:name="co6" style:family="table-column">
      <style:table-column-properties fo:break-before="auto" style:column-width="6.761cm"/>
    </style:style>
    <style:style style:name="co7" style:family="table-column">
      <style:table-column-properties fo:break-before="auto" style:column-width="7.497cm"/>
    </style:style>
    <style:style style:name="co8" style:family="table-column">
      <style:table-column-properties fo:break-before="auto" style:column-width="2.133cm"/>
    </style:style>
    <style:style style:name="co9" style:family="table-column">
      <style:table-column-properties fo:break-before="auto" style:column-width="9.839cm"/>
    </style:style>
    <style:style style:name="co10"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1.725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467cm" fo:break-before="auto" style:use-optimal-row-height="true"/>
    </style:style>
    <style:style style:name="ro5" style:family="table-row">
      <style:table-row-properties style:row-height="1.286cm" fo:break-before="auto" style:use-optimal-row-height="true"/>
    </style:style>
    <style:style style:name="ro6" style:family="table-row">
      <style:table-row-properties style:row-height="2.106cm" fo:break-before="auto" style:use-optimal-row-height="true"/>
    </style:style>
    <style:style style:name="ro7" style:family="table-row">
      <style:table-row-properties style:row-height="2.515cm" fo:break-before="auto" style:use-optimal-row-height="true"/>
    </style:style>
    <style:style style:name="ro8" style:family="table-row">
      <style:table-row-properties style:row-height="1.695cm" fo:break-before="auto" style:use-optimal-row-height="true"/>
    </style:style>
    <style:style style:name="ro9" style:family="table-row">
      <style:table-row-properties style:row-height="2.925cm" fo:break-before="auto" style:use-optimal-row-height="true"/>
    </style:style>
    <style:style style:name="ro10" style:family="table-row">
      <style:table-row-properties style:row-height="3.743cm" fo:break-before="auto" style:use-optimal-row-height="true"/>
    </style:style>
    <style:style style:name="ro11" style:family="table-row">
      <style:table-row-properties style:row-height="0.877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size="14pt" fo:font-weight="bold" style:font-size-asian="14pt" style:font-weight-asian="bold" style:font-size-complex="14pt" style:font-weight-complex="bold"/>
    </style:style>
    <style:style style:name="ce3" style:family="table-cell" style:parent-style-name="Default">
      <style:table-cell-properties fo:wrap-option="wrap"/>
      <style:text-properties fo:font-size="14pt" fo:font-weight="bold" style:font-size-asian="14pt" style:font-weight-asian="bold" style:font-size-complex="14pt" style:font-weight-complex="bold"/>
    </style:style>
    <style:style style:name="ce4" style:family="table-cell" style:parent-style-name="Default">
      <style:text-properties fo:font-weight="bold" style:font-weight-asian="bold" style:font-weight-complex="bold"/>
    </style:style>
    <style:style style:name="ce1" style:family="table-cell" style:parent-style-name="Default">
      <style:table-cell-properties fo:wrap-option="wrap"/>
    </style:style>
    <style:style style:name="ce6" style:family="table-cell" style:parent-style-name="Default">
      <style:table-cell-properties fo:wrap-option="wrap"/>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1"/>
        <table:table-column table:style-name="co4" table:number-columns-repeated="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2" table:default-cell-style-name="Default"/>
        <table:table-row table:style-name="ro1">
          <table:table-cell table:style-name="ce2" office:value-type="string" calcext:value-type="string">
            <text:p>All tools reviewed by</text:p>
          </table:table-cell>
          <table:table-cell table:number-columns-repeated="1023"/>
        </table:table-row>
        <table:table-row table:style-name="ro2">
          <table:table-cell table:style-name="ce3" office:value-type="string" calcext:value-type="string" table:number-columns-spanned="8" table:number-rows-spanned="1">
            <text:p>B. D. Sija, Y.-H. Goo, K.-S. Shim, H. Hasanova, and M.-S. Kim, “A Survey of Automatic Protocol Reverse Engineering Approaches, Methods, and Tools on the Inputs and Outputs View,” Security and Communication Networks, vol. 2018, pp. 1–17, 2018, doi: 10.1155/2018/8370341. </text:p>
          </table:table-cell>
          <table:covered-table-cell table:number-columns-repeated="7"/>
          <table:table-cell table:number-columns-repeated="1016"/>
        </table:table-row>
        <table:table-row table:style-name="ro3">
          <table:table-cell table:number-columns-repeated="1024"/>
        </table:table-row>
        <table:table-row table:style-name="ro3">
          <table:table-cell table:style-name="ce4" table:number-columns-repeated="2"/>
          <table:table-cell table:style-name="ce6"/>
          <table:table-cell table:style-name="ce4" office:value-type="string" calcext:value-type="string">
            <text:p>Input</text:p>
          </table:table-cell>
          <table:table-cell table:style-name="ce4"/>
          <table:table-cell table:style-name="ce4" office:value-type="string" calcext:value-type="string">
            <text:p>Output</text:p>
          </table:table-cell>
          <table:table-cell table:style-name="ce4" table:number-columns-repeated="2"/>
          <table:table-cell table:style-name="ce4" office:value-type="string" calcext:value-type="string">
            <text:p>Protocols actually analyzed</text:p>
          </table:table-cell>
          <table:table-cell table:style-name="ce4" table:number-columns-repeated="1015"/>
        </table:table-row>
        <table:table-row table:style-name="ro4">
          <table:table-cell table:style-name="ce4" office:value-type="string" calcext:value-type="string">
            <text:p>Name</text:p>
          </table:table-cell>
          <table:table-cell table:style-name="ce4" office:value-type="string" calcext:value-type="string">
            <text:p>Year</text:p>
          </table:table-cell>
          <table:table-cell table:style-name="ce6" office:value-type="string" calcext:value-type="string">
            <text:p>Paper(s)</text:p>
          </table:table-cell>
          <table:table-cell table:style-name="ce4" office:value-type="string" calcext:value-type="string">
            <text:p>NetT</text:p>
          </table:table-cell>
          <table:table-cell table:style-name="ce4" office:value-type="string" calcext:value-type="string">
            <text:p>ExeT</text:p>
          </table:table-cell>
          <table:table-cell table:style-name="ce4" office:value-type="string" calcext:value-type="string">
            <text:p>PF</text:p>
          </table:table-cell>
          <table:table-cell table:style-name="ce4" office:value-type="string" calcext:value-type="string">
            <text:p>PFSM</text:p>
          </table:table-cell>
          <table:table-cell table:style-name="ce4" office:value-type="string" calcext:value-type="string">
            <text:p>Other Output</text:p>
          </table:table-cell>
          <table:table-cell table:style-name="ce4" office:value-type="string" calcext:value-type="string">
            <text:p>Text-based</text:p>
          </table:table-cell>
          <table:table-cell table:style-name="ce4" office:value-type="string" calcext:value-type="string">
            <text:p>Binary-based</text:p>
          </table:table-cell>
          <table:table-cell table:style-name="ce4" office:value-type="string" calcext:value-type="string">
            <text:p>Hybrid</text:p>
          </table:table-cell>
          <table:table-cell table:style-name="ce4" office:value-type="string" calcext:value-type="string">
            <text:p>Others</text:p>
          </table:table-cell>
          <table:table-cell table:style-name="ce4" table:number-columns-repeated="1012"/>
        </table:table-row>
        <table:table-row table:style-name="ro5">
          <table:table-cell office:value-type="string" calcext:value-type="string">
            <text:p>Discoverer</text:p>
          </table:table-cell>
          <table:table-cell office:value-type="float" office:value="2007" calcext:value-type="float">
            <text:p>2007</text:p>
          </table:table-cell>
          <table:table-cell office:value-type="string" calcext:value-type="string">
            <text:p>W. Cui, J. Kannan, and H. J. Wang, “Discoverer: automatic protocol description generation from network traces,” in Proceedings of the USENIX Security Symposium, 2007. </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13"/>
        </table:table-row>
        <table:table-row table:style-name="ro6">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14"/>
        </table:table-row>
        <table:table-row table:style-name="ro6">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13"/>
        </table:table-row>
        <table:table-row table:style-name="ro6">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12"/>
        </table:table-row>
        <table:table-row table:style-name="ro7">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12"/>
        </table:table-row>
        <table:table-row table:style-name="ro8">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12"/>
        </table:table-row>
        <table:table-row table:style-name="ro6">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14"/>
        </table:table-row>
        <table:table-row table:style-name="ro9">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14"/>
        </table:table-row>
        <table:table-row table:style-name="ro6">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14"/>
        </table:table-row>
        <table:table-row table:style-name="ro8">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14"/>
        </table:table-row>
        <table:table-row table:style-name="ro7">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mart plug &amp; PSD systems</text:p>
          </table:table-cell>
          <table:table-cell table:number-columns-repeated="1012"/>
        </table:table-row>
        <table:table-row table:style-name="ro8">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15"/>
        </table:table-row>
        <table:table-row table:style-name="ro8">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15"/>
        </table:table-row>
        <table:table-row table:style-name="ro8">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14"/>
        </table:table-row>
        <table:table-row table:style-name="ro5">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15"/>
        </table:table-row>
        <table:table-row table:style-name="ro8">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15"/>
        </table:table-row>
        <table:table-row table:style-name="ro6">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14"/>
        </table:table-row>
        <table:table-row table:style-name="ro6">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15"/>
        </table:table-row>
        <table:table-row table:style-name="ro6">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14"/>
        </table:table-row>
        <table:table-row table:style-name="ro6">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14"/>
        </table:table-row>
        <table:table-row table:style-name="ro8">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15"/>
        </table:table-row>
        <table:table-row table:style-name="ro6">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14"/>
        </table:table-row>
        <table:table-row table:style-name="ro10">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table:number-columns-repeated="1012"/>
        </table:table-row>
        <table:table-row table:style-name="ro8">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14"/>
        </table:table-row>
        <table:table-row table:style-name="ro6">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12"/>
        </table:table-row>
        <table:table-row table:style-name="ro6">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13"/>
        </table:table-row>
        <table:table-row table:style-name="ro8">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14"/>
        </table:table-row>
        <table:table-row table:style-name="ro6">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14"/>
        </table:table-row>
        <table:table-row table:style-name="ro7">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14"/>
        </table:table-row>
        <table:table-row table:style-name="ro5">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15"/>
        </table:table-row>
        <table:table-row table:style-name="ro8">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13"/>
        </table:table-row>
        <table:table-row table:style-name="ro8">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12"/>
        </table:table-row>
        <table:table-row table:style-name="ro11">
          <table:table-cell office:value-type="string" calcext:value-type="string">
            <text:p>PIP</text:p>
          </table:table-cell>
          <table:table-cell office:value-type="float" office:value="2014" calcext:value-type="float">
            <text:p>2014</text:p>
          </table:table-cell>
          <table:table-cell office:value-type="string" calcext:value-type="string">
            <text:p>M. Beddoe, “The protocol informatics project,” 2014, http://www.4tphi.net/∼awalters/PI/PI.html.</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15"/>
        </table:table-row>
        <table:table-row table:style-name="ro6">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12"/>
        </table:table-row>
        <table:table-row table:style-name="ro6">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12"/>
        </table:table-row>
        <table:table-row table:style-name="ro6">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13"/>
        </table:table-row>
        <table:table-row table:style-name="ro11">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12"/>
        </table:table-row>
        <table:table-row table:style-name="ro8">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16"/>
        </table:table-row>
        <table:table-row table:style-name="ro8">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16"/>
        </table:table-row>
        <table:table-row table:style-name="ro3" table:number-rows-repeated="104853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Sheet1.A5:Sheet1.L44"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16:13:16.2751260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02T16:19:00.321371773</dc:date>
    <meta:editing-duration>PT35M31S</meta:editing-duration>
    <meta:editing-cycles>17</meta:editing-cycles>
    <meta:generator>LibreOffice/6.4.7.2$Linux_X86_64 LibreOffice_project/40$Build-2</meta:generator>
    <meta:document-statistic meta:table-count="1" meta:cell-count="291" meta:object-count="0"/>
  </office:meta>
</office:document-meta>
</file>